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f089e" officeooo:paragraph-rsid="0017b3c6"/>
    </style:style>
    <style:style style:name="P2" style:family="paragraph" style:parent-style-name="Preformatted_20_Text">
      <style:text-properties officeooo:rsid="000f089e" officeooo:paragraph-rsid="001dde9d"/>
    </style:style>
    <style:style style:name="P3" style:family="paragraph" style:parent-style-name="Preformatted_20_Text">
      <style:text-properties officeooo:rsid="000f089e" officeooo:paragraph-rsid="001faa35"/>
    </style:style>
    <style:style style:name="P4" style:family="paragraph" style:parent-style-name="Preformatted_20_Text">
      <style:text-properties officeooo:rsid="000f089e" officeooo:paragraph-rsid="00236a9c"/>
    </style:style>
    <style:style style:name="P5" style:family="paragraph" style:parent-style-name="Preformatted_20_Text">
      <style:text-properties officeooo:rsid="000f089e" officeooo:paragraph-rsid="002e4c78"/>
    </style:style>
    <style:style style:name="P6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rsid="000f089e" officeooo:paragraph-rsid="001faa35"/>
    </style:style>
    <style:style style:name="P7" style:family="paragraph" style:parent-style-name="Preformatted_20_Text">
      <style:text-properties officeooo:rsid="00106100" officeooo:paragraph-rsid="0017b3c6"/>
    </style:style>
    <style:style style:name="P8" style:family="paragraph" style:parent-style-name="Preformatted_20_Text">
      <style:text-properties officeooo:rsid="00106100" officeooo:paragraph-rsid="001dde9d"/>
    </style:style>
    <style:style style:name="P9" style:family="paragraph" style:parent-style-name="Preformatted_20_Text">
      <style:text-properties officeooo:rsid="00106100" officeooo:paragraph-rsid="001faa35"/>
    </style:style>
    <style:style style:name="P10" style:family="paragraph" style:parent-style-name="Preformatted_20_Text">
      <style:text-properties officeooo:rsid="00125ce7" officeooo:paragraph-rsid="0017b3c6"/>
    </style:style>
    <style:style style:name="P11" style:family="paragraph" style:parent-style-name="Preformatted_20_Text">
      <style:text-properties officeooo:rsid="00125ce7" officeooo:paragraph-rsid="001c9e8f"/>
    </style:style>
    <style:style style:name="P12" style:family="paragraph" style:parent-style-name="Preformatted_20_Text">
      <style:text-properties officeooo:rsid="00125ce7" officeooo:paragraph-rsid="001ef31f"/>
    </style:style>
    <style:style style:name="P13" style:family="paragraph" style:parent-style-name="Preformatted_20_Text">
      <style:text-properties officeooo:rsid="00125ce7" officeooo:paragraph-rsid="001faa35"/>
    </style:style>
    <style:style style:name="P14" style:family="paragraph" style:parent-style-name="Preformatted_20_Text">
      <style:text-properties officeooo:rsid="00125ce7" officeooo:paragraph-rsid="00218860"/>
    </style:style>
    <style:style style:name="P15" style:family="paragraph" style:parent-style-name="Preformatted_20_Text">
      <style:text-properties officeooo:rsid="00125ce7" officeooo:paragraph-rsid="002be2a0"/>
    </style:style>
    <style:style style:name="P16" style:family="paragraph" style:parent-style-name="Preformatted_20_Text">
      <style:text-properties officeooo:rsid="00125ce7" officeooo:paragraph-rsid="002e4c78"/>
    </style:style>
    <style:style style:name="P17" style:family="paragraph" style:parent-style-name="Preformatted_20_Text">
      <style:text-properties officeooo:rsid="00125ce7" officeooo:paragraph-rsid="00337c64"/>
    </style:style>
    <style:style style:name="P18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rsid="00125ce7" officeooo:paragraph-rsid="001faa35"/>
    </style:style>
    <style:style style:name="P19" style:family="paragraph" style:parent-style-name="Preformatted_20_Text">
      <style:text-properties officeooo:rsid="00125ce7" officeooo:paragraph-rsid="003933bc"/>
    </style:style>
    <style:style style:name="P20" style:family="paragraph" style:parent-style-name="Preformatted_20_Text">
      <style:text-properties officeooo:rsid="001361f4" officeooo:paragraph-rsid="0017b3c6"/>
    </style:style>
    <style:style style:name="P21" style:family="paragraph" style:parent-style-name="Preformatted_20_Text">
      <style:text-properties officeooo:rsid="001361f4" officeooo:paragraph-rsid="001faa35"/>
    </style:style>
    <style:style style:name="P22" style:family="paragraph" style:parent-style-name="Preformatted_20_Text">
      <style:text-properties officeooo:rsid="001361f4" officeooo:paragraph-rsid="00236a9c"/>
    </style:style>
    <style:style style:name="P23" style:family="paragraph" style:parent-style-name="Preformatted_20_Text">
      <style:text-properties officeooo:rsid="001361f4" officeooo:paragraph-rsid="00337c64"/>
    </style:style>
    <style:style style:name="P24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rsid="001361f4" officeooo:paragraph-rsid="001faa35"/>
    </style:style>
    <style:style style:name="P25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rsid="00237e65" officeooo:paragraph-rsid="001faa35"/>
    </style:style>
    <style:style style:name="P26" style:family="paragraph" style:parent-style-name="Preformatted_20_Text">
      <style:text-properties officeooo:paragraph-rsid="0017b3c6"/>
    </style:style>
    <style:style style:name="P27" style:family="paragraph" style:parent-style-name="Preformatted_20_Text">
      <style:text-properties officeooo:rsid="0017b3c6" officeooo:paragraph-rsid="0017b3c6"/>
    </style:style>
    <style:style style:name="P28" style:family="paragraph" style:parent-style-name="Preformatted_20_Text">
      <style:text-properties officeooo:rsid="00198bae" officeooo:paragraph-rsid="00198bae"/>
    </style:style>
    <style:style style:name="P29" style:family="paragraph" style:parent-style-name="Preformatted_20_Text">
      <style:text-properties officeooo:rsid="001b6df0" officeooo:paragraph-rsid="001b6df0"/>
    </style:style>
    <style:style style:name="P30" style:family="paragraph" style:parent-style-name="Preformatted_20_Text">
      <style:text-properties officeooo:paragraph-rsid="001dde9d"/>
    </style:style>
    <style:style style:name="P31" style:family="paragraph" style:parent-style-name="Preformatted_20_Text">
      <style:text-properties officeooo:rsid="001dde9d" officeooo:paragraph-rsid="001dde9d"/>
    </style:style>
    <style:style style:name="P32" style:family="paragraph" style:parent-style-name="Preformatted_20_Text">
      <style:text-properties officeooo:rsid="001ef31f" officeooo:paragraph-rsid="001ef31f"/>
    </style:style>
    <style:style style:name="P33" style:family="paragraph" style:parent-style-name="Preformatted_20_Text">
      <style:text-properties officeooo:rsid="001f76c3" officeooo:paragraph-rsid="001f76c3"/>
    </style:style>
    <style:style style:name="P34" style:family="paragraph" style:parent-style-name="Preformatted_20_Text">
      <style:text-properties officeooo:rsid="001f76c3" officeooo:paragraph-rsid="001faa35"/>
    </style:style>
    <style:style style:name="P35" style:family="paragraph" style:parent-style-name="Preformatted_20_Text">
      <style:text-properties officeooo:paragraph-rsid="001faa35"/>
    </style:style>
    <style:style style:name="P36" style:family="paragraph" style:parent-style-name="Preformatted_20_Text">
      <style:text-properties officeooo:rsid="00218860" officeooo:paragraph-rsid="00218860"/>
    </style:style>
    <style:style style:name="P37" style:family="paragraph" style:parent-style-name="Preformatted_20_Text">
      <style:text-properties officeooo:rsid="00236a9c" officeooo:paragraph-rsid="00236a9c"/>
    </style:style>
    <style:style style:name="P38" style:family="paragraph" style:parent-style-name="Preformatted_20_Text">
      <style:text-properties officeooo:rsid="0023bc6f" officeooo:paragraph-rsid="0023bc6f"/>
    </style:style>
    <style:style style:name="P39" style:family="paragraph" style:parent-style-name="Preformatted_20_Text">
      <style:text-properties officeooo:rsid="0025d3b9" officeooo:paragraph-rsid="0025d3b9"/>
    </style:style>
    <style:style style:name="P40" style:family="paragraph" style:parent-style-name="Preformatted_20_Text">
      <style:text-properties officeooo:rsid="002683ba" officeooo:paragraph-rsid="002683ba"/>
    </style:style>
    <style:style style:name="P41" style:family="paragraph" style:parent-style-name="Preformatted_20_Text">
      <style:text-properties officeooo:rsid="002860f2" officeooo:paragraph-rsid="002860f2"/>
    </style:style>
    <style:style style:name="P42" style:family="paragraph" style:parent-style-name="Preformatted_20_Text">
      <style:text-properties officeooo:rsid="002860f2" officeooo:paragraph-rsid="002be2a0"/>
    </style:style>
    <style:style style:name="P43" style:family="paragraph" style:parent-style-name="Preformatted_20_Text">
      <style:text-properties officeooo:rsid="002860f2" officeooo:paragraph-rsid="002d5d9b"/>
    </style:style>
    <style:style style:name="P44" style:family="paragraph" style:parent-style-name="Preformatted_20_Text">
      <style:text-properties officeooo:rsid="002d3b35" officeooo:paragraph-rsid="002d3b35"/>
    </style:style>
    <style:style style:name="P45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rsid="00303154" officeooo:paragraph-rsid="00337c64"/>
    </style:style>
    <style:style style:name="P46" style:family="paragraph" style:parent-style-name="Preformatted_20_Text">
      <style:text-properties officeooo:rsid="00158803" officeooo:paragraph-rsid="0017b3c6"/>
    </style:style>
    <style:style style:name="P47" style:family="paragraph" style:parent-style-name="Preformatted_20_Text">
      <style:text-properties officeooo:rsid="00359429" officeooo:paragraph-rsid="00359429"/>
    </style:style>
    <style:style style:name="P48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paragraph-rsid="001faa35"/>
    </style:style>
    <style:style style:name="P49" style:family="paragraph" style:parent-style-name="Preformatted_20_Text">
      <style:text-properties officeooo:rsid="00320fae" officeooo:paragraph-rsid="00337c64"/>
    </style:style>
    <style:style style:name="P50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rsid="002e4c78" officeooo:paragraph-rsid="00337c64"/>
    </style:style>
    <style:style style:name="P51" style:family="paragraph" style:parent-style-name="Preformatted_20_Text">
      <style:text-properties officeooo:rsid="003419fd" officeooo:paragraph-rsid="003933bc"/>
    </style:style>
    <style:style style:name="P52" style:family="paragraph" style:parent-style-name="Preformatted_20_Text">
      <style:text-properties officeooo:rsid="003419fd" officeooo:paragraph-rsid="003419fd"/>
    </style:style>
    <style:style style:name="P53" style:family="paragraph" style:parent-style-name="Preformatted_20_Text">
      <style:text-properties officeooo:rsid="003933bc" officeooo:paragraph-rsid="003933bc"/>
    </style:style>
    <style:style style:name="P54" style:family="paragraph" style:parent-style-name="Preformatted_20_Text">
      <style:paragraph-properties>
        <style:tab-stops>
          <style:tab-stop style:position="4.586cm"/>
        </style:tab-stops>
      </style:paragraph-properties>
      <style:text-properties officeooo:rsid="003933bc" officeooo:paragraph-rsid="003933bc"/>
    </style:style>
    <style:style style:name="P55" style:family="paragraph" style:parent-style-name="Preformatted_20_Text">
      <style:text-properties officeooo:paragraph-rsid="0017b3c6"/>
    </style:style>
    <style:style style:name="P56" style:family="paragraph" style:parent-style-name="Preformatted_20_Text">
      <style:text-properties officeooo:paragraph-rsid="001faa35"/>
    </style:style>
    <style:style style:name="P57" style:family="paragraph" style:parent-style-name="Preformatted_20_Text">
      <style:text-properties officeooo:rsid="000f089e" officeooo:paragraph-rsid="003b0e8a"/>
    </style:style>
    <style:style style:name="P58" style:family="paragraph" style:parent-style-name="Preformatted_20_Text">
      <style:text-properties officeooo:rsid="0017b3c6" officeooo:paragraph-rsid="003b0e8a"/>
    </style:style>
    <style:style style:name="P59" style:family="paragraph" style:parent-style-name="Preformatted_20_Text">
      <style:text-properties officeooo:rsid="00198bae" officeooo:paragraph-rsid="003b0e8a"/>
    </style:style>
    <style:style style:name="P60" style:family="paragraph" style:parent-style-name="Preformatted_20_Text">
      <style:text-properties officeooo:paragraph-rsid="003b0e8a"/>
    </style:style>
    <style:style style:name="P61" style:family="paragraph" style:parent-style-name="Preformatted_20_Text">
      <style:text-properties officeooo:rsid="003b0e8a" officeooo:paragraph-rsid="003b0e8a"/>
    </style:style>
    <style:style style:name="P62" style:family="paragraph" style:parent-style-name="Preformatted_20_Text">
      <style:text-properties officeooo:rsid="00125ce7" officeooo:paragraph-rsid="003b0e8a"/>
    </style:style>
    <style:style style:name="T1" style:family="text">
      <style:text-properties officeooo:rsid="001361f4"/>
    </style:style>
    <style:style style:name="T2" style:family="text">
      <style:text-properties officeooo:rsid="000f089e"/>
    </style:style>
    <style:style style:name="T3" style:family="text">
      <style:text-properties officeooo:rsid="00106100"/>
    </style:style>
    <style:style style:name="T4" style:family="text">
      <style:text-properties officeooo:rsid="00158803"/>
    </style:style>
    <style:style style:name="T5" style:family="text">
      <style:text-properties officeooo:rsid="0017b777"/>
    </style:style>
    <style:style style:name="T6" style:family="text">
      <style:text-properties officeooo:rsid="0017b3c6"/>
    </style:style>
    <style:style style:name="T7" style:family="text">
      <style:text-properties officeooo:rsid="00198bae"/>
    </style:style>
    <style:style style:name="T8" style:family="text">
      <style:text-properties officeooo:rsid="001c043f"/>
    </style:style>
    <style:style style:name="T9" style:family="text">
      <style:text-properties officeooo:rsid="001d2082"/>
    </style:style>
    <style:style style:name="T10" style:family="text">
      <style:text-properties officeooo:rsid="001dde9d"/>
    </style:style>
    <style:style style:name="T11" style:family="text">
      <style:text-properties officeooo:rsid="001ef31f"/>
    </style:style>
    <style:style style:name="T12" style:family="text">
      <style:text-properties officeooo:rsid="001faa35"/>
    </style:style>
    <style:style style:name="T13" style:family="text">
      <style:text-properties officeooo:rsid="00218860"/>
    </style:style>
    <style:style style:name="T14" style:family="text">
      <style:text-properties officeooo:rsid="0023bc6f"/>
    </style:style>
    <style:style style:name="T15" style:family="text">
      <style:text-properties officeooo:rsid="00259afc"/>
    </style:style>
    <style:style style:name="T16" style:family="text">
      <style:text-properties officeooo:rsid="002683ba"/>
    </style:style>
    <style:style style:name="T17" style:family="text">
      <style:text-properties officeooo:rsid="002860f2"/>
    </style:style>
    <style:style style:name="T18" style:family="text">
      <style:text-properties officeooo:rsid="002d3b35"/>
    </style:style>
    <style:style style:name="T19" style:family="text">
      <style:text-properties officeooo:rsid="002d5d9b"/>
    </style:style>
    <style:style style:name="T20" style:family="text">
      <style:text-properties officeooo:rsid="002e4c78"/>
    </style:style>
    <style:style style:name="T21" style:family="text">
      <style:text-properties officeooo:rsid="00303154"/>
    </style:style>
    <style:style style:name="T22" style:family="text">
      <style:text-properties officeooo:rsid="00320fae"/>
    </style:style>
    <style:style style:name="T23" style:family="text">
      <style:text-properties officeooo:rsid="00337c64"/>
    </style:style>
    <style:style style:name="T24" style:family="text">
      <style:text-properties officeooo:rsid="003419fd"/>
    </style:style>
    <style:style style:name="T25" style:family="text">
      <style:text-properties officeooo:rsid="00371364"/>
    </style:style>
    <style:style style:name="T26" style:family="text">
      <style:text-properties officeooo:rsid="003933bc"/>
    </style:style>
    <style:style style:name="T27" style:family="text">
      <style:text-properties officeooo:rsid="003b0e8a"/>
    </style:style>
    <style:style style:name="T28" style:family="text">
      <style:text-properties officeooo:rsid="003ca0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apeo DB <text:span text:style-name="T6">Hospital </text:span>Proyecto <text:span text:style-name="T6">3</text:span></text:p>
      <text:p text:style-name="P26"/>
      <text:p text:style-name="P26">CREATE TABLE <text:span text:style-name="T8">Empleado(</text:span></text:p>
      <text:p text:style-name="P27">dpi INT NOT NULL,</text:p>
      <text:p text:style-name="P1">n<text:span text:style-name="T6">ombre</text:span> VARCHAR(50) NOT NULL,</text:p>
      <text:p text:style-name="P1"><text:span text:style-name="T6">tipo_u</text:span>suario VARCHAR(50) NOT NULL,</text:p>
      <text:p text:style-name="P28">especialista BOOLEAN NOT NULL,</text:p>
      <text:p text:style-name="P1"><text:span text:style-name="T7">sueldo</text:span> <text:span text:style-name="T7">DECIMAL(9,2)</text:span> NOT NULL,</text:p>
      <text:p text:style-name="P29">vacaciones DATE NOT NULL,</text:p>
      <text:p text:style-name="P1">CONSTRAINT PK_<text:span text:style-name="T8">DPI</text:span> PRIMARY KEY(<text:span text:style-name="T8">dpi</text:span>)</text:p>
      <text:p text:style-name="P1">);</text:p>
      <text:p text:style-name="P60"/>
      <text:p text:style-name="P60"><text:bookmark-start text:name="__DdeLink__660_2519424761"/>CREATE TABLE <text:span text:style-name="T8">EmpleadoDespedido(</text:span></text:p>
      <text:p text:style-name="P61">empleado_des INT AUTO_INCREMENT NOT NULL,</text:p>
      <text:p text:style-name="P58">dpi_<text:span text:style-name="T28">despedido </text:span>INT NOT NULL,</text:p>
      <text:p text:style-name="P57">n<text:span text:style-name="T6">ombre</text:span> VARCHAR(50) NOT NULL,</text:p>
      <text:p text:style-name="P57"><text:span text:style-name="T6">tipo_u</text:span>suario VARCHAR(50) NOT NULL,</text:p>
      <text:p text:style-name="P59">especialista BOOLEAN NOT NULL,</text:p>
      <text:p text:style-name="P57"><text:span text:style-name="T7">sueldo</text:span> <text:span text:style-name="T7">DECIMAL(9,2)</text:span> NOT NULL,</text:p>
      <text:p text:style-name="P57">CONSTRAINT PK_<text:span text:style-name="T27">EMPLEADO_DES</text:span> PRIMARY KEY(<text:span text:style-name="T27">empleado_des</text:span>),</text:p>
      <text:p text:style-name="P62">CONSTRAINT FK_<text:span text:style-name="T9">DPI_DESPEDIDO</text:span> FOREIGN KEY(<text:span text:style-name="T9">dpi_despedido</text:span>)</text:p>
      <text:p text:style-name="P62">REFERENCES <text:span text:style-name="T9">Empleado</text:span>(<text:span text:style-name="T9">dpi</text:span>)</text:p>
      <text:p text:style-name="P57">);</text:p>
      <text:p text:style-name="P57"><text:bookmark-end text:name="__DdeLink__660_2519424761"/></text:p>
      <text:p text:style-name="P26">CREATE TABLE <text:span text:style-name="T2">User(</text:span></text:p>
      <text:p text:style-name="P27">dpi INT NOT NULL,</text:p>
      <text:p text:style-name="P1"><text:span text:style-name="T6">user_</text:span>name VARCHAR(50) NOT NULL,</text:p>
      <text:p text:style-name="P1">pass VARCHAR(50) NOT NULL,</text:p>
      <text:p text:style-name="P1"><text:span text:style-name="T6">tipo_u</text:span>suario VARCHAR(50) NOT NULL,</text:p>
      <text:p text:style-name="P27">estado BOOLEAN NOT NULL,</text:p>
      <text:p text:style-name="P1">CONSTRAINT PK_<text:span text:style-name="T3">USER_NAME</text:span> PRIMARY KEY(<text:span text:style-name="T11">user_name</text:span>),</text:p>
      <text:p text:style-name="P11">CONSTRAINT FK_<text:span text:style-name="T9">DPI</text:span> FOREIGN KEY(<text:span text:style-name="T9">dpi</text:span>)</text:p>
      <text:p text:style-name="P11">REFERENCES <text:span text:style-name="T9">Empleado</text:span>(<text:span text:style-name="T9">dpi</text:span>)</text:p>
      <text:p text:style-name="P1">);</text:p>
      <text:p text:style-name="P1"/>
      <text:p text:style-name="P31">CREATE TABLE Ingresar_Paciente(</text:p>
      <text:p text:style-name="P31">dpi_paciente INT NOT NULL,</text:p>
      <text:p text:style-name="P31">nombre_paciente VARCHAR(50),</text:p>
      <text:p text:style-name="P31">edad_paciente INT NOT NULL,</text:p>
      <text:p text:style-name="P31">numero_paciente INT NOT NULL,</text:p>
      <text:p text:style-name="P31">numero_familiar INT NOT NULL,</text:p>
      <text:p text:style-name="P31">fecha_registro DATE NOT NULL,</text:p>
      <text:p text:style-name="P2">CONSTRAINT PK_<text:span text:style-name="T10">DPI_PACIENTE</text:span> PRIMARY KEY(<text:span text:style-name="T10">dpi_paciente</text:span>)</text:p>
      <text:p text:style-name="P31">);</text:p>
      <text:p text:style-name="P31"/>
      <text:p text:style-name="P31">CREATE TABLE Consulta(</text:p>
      <text:p text:style-name="P32">id_consulta <text:span text:style-name="T3">INT AUTO_INCREMENT NOT NULL,</text:span></text:p>
      <text:p text:style-name="P32">user_name VARCHAR(50) NOT NULL,</text:p>
      <text:p text:style-name="P32">dpi_paciente INT NOT NULL,</text:p>
      <text:p text:style-name="P32">nombre_paciente VARCHAR(50) NOT NULL,</text:p>
      <text:p text:style-name="P32">diagnostico VARCHAR(50) NOT NULL,</text:p>
      <text:p text:style-name="P32">internar BOOLEAN NOT NULL,</text:p>
      <text:p text:style-name="P32">receta_medica VARCHAR(100) NOT NULL,</text:p>
      <text:p text:style-name="P32">fecha_cita DATE NOT NULL,</text:p>
      <text:p text:style-name="P32">proxima_cita DATE NOT NULL,</text:p>
      <text:p text:style-name="P12">CONSTRAINT PK_ID_<text:span text:style-name="T11">CONSULTA</text:span> PRIMARY KEY(id_<text:span text:style-name="T11">consulta</text:span>),</text:p>
      <text:p text:style-name="P12"><text:bookmark-start text:name="__DdeLink__7_17662426371"/>CONSTRAINT FK_<text:span text:style-name="T11">USER_NAME</text:span> FOREIGN KEY(<text:span text:style-name="T11">user_name</text:span>)</text:p>
      <text:p text:style-name="P12">REFERENCES <text:span text:style-name="T11">User</text:span>(<text:span text:style-name="T11">user_name</text:span>),</text:p>
      <text:p text:style-name="P12">CONSTRAINT FK_<text:span text:style-name="T11">DPI_PACIENTE</text:span> FOREIGN KEY(<text:span text:style-name="T11">dpi_paciente</text:span>)</text:p>
      <text:p text:style-name="P12"><text:soft-page-break/>REFERENCES <text:span text:style-name="T11">Ingresar_Paciente</text:span>(<text:span text:style-name="T11">dpi_paciente</text:span>)<text:bookmark-end text:name="__DdeLink__7_17662426371"/></text:p>
      <text:p text:style-name="P31">);</text:p>
      <text:p text:style-name="P31"/>
      <text:p text:style-name="P7">CREATE TABLE <text:span text:style-name="T10">Tarifario</text:span>(</text:p>
      <text:p text:style-name="P33">id_operacion <text:span text:style-name="T3">INT AUTO_INCREMENT NOT NULL,</text:span> </text:p>
      <text:p text:style-name="P7">nombre_<text:span text:style-name="T10">operacion</text:span> VARCHAR(50) NOT NULL,</text:p>
      <text:p text:style-name="P26"><text:span text:style-name="T3">costo DECIMAL(9,2) NOT NULL,</text:span><text:bookmark-start text:name="__DdeLink__18_1766242637"/></text:p>
      <text:p text:style-name="P1">CONSTRAINT PK_I<text:span text:style-name="T12">D_OPERACION</text:span> PRIMARY KEY(<text:span text:style-name="T12">id_operacion</text:span>)<text:bookmark-end text:name="__DdeLink__18_1766242637"/></text:p>
      <text:p text:style-name="P7">);</text:p>
      <text:p text:style-name="P30"/>
      <text:p text:style-name="P30"/>
      <text:p text:style-name="P30"/>
      <text:p text:style-name="P8">CREATE TABLE <text:span text:style-name="T10">Tarifario_Especialista</text:span>(</text:p>
      <text:p text:style-name="P34">id_operacion <text:span text:style-name="T3">INT AUTO_INCREMENT NOT NULL,</text:span> </text:p>
      <text:p text:style-name="P9">nombre_<text:span text:style-name="T10">operacion</text:span> VARCHAR(50) NOT NULL,</text:p>
      <text:p text:style-name="P35"><text:span text:style-name="T3">costo_especialista DECIMAL(9,2) NOT NULL,</text:span><text:bookmark-start text:name="__DdeLink__18_17662426372"/></text:p>
      <text:p text:style-name="P3">CONSTRAINT PK_I<text:span text:style-name="T12">D_OPERACION</text:span> PRIMARY KEY(<text:span text:style-name="T12">id_operacion</text:span>)<text:bookmark-end text:name="__DdeLink__18_17662426372"/></text:p>
      <text:p text:style-name="P9">);</text:p>
      <text:p text:style-name="P7"/>
      <text:p text:style-name="P10">CREATE TABLE <text:span text:style-name="T13">Cirugia</text:span>(</text:p>
      <text:p text:style-name="P10">id_<text:span text:style-name="T13">cirugia</text:span> <text:span text:style-name="T1">INT AUTO_INCREMENT NOT NULL,</text:span></text:p>
      <text:p text:style-name="P10"><text:span text:style-name="T13">doc1</text:span> <text:span text:style-name="T1">INT NOT NULL,</text:span></text:p>
      <text:p text:style-name="P14"><text:span text:style-name="T13">especialista INT,</text:span> <text:s text:c="5"/></text:p>
      <text:p text:style-name="P14"><text:span text:style-name="T13">enfermera1</text:span> <text:span text:style-name="T1">INT NOT NULL,</text:span> <text:s text:c="3"/></text:p>
      <text:p text:style-name="P14"><text:span text:style-name="T13">enfermera2</text:span> <text:span text:style-name="T1">INT NOT NULL,</text:span> <text:s text:c="3"/></text:p>
      <text:p text:style-name="P14"><text:span text:style-name="T13">enfermera3</text:span> <text:span text:style-name="T1">INT NOT NULL,</text:span> <text:s text:c="3"/></text:p>
      <text:p text:style-name="P14"><text:span text:style-name="T13">enfermera4</text:span> <text:span text:style-name="T1">INT NOT NULL,</text:span> <text:s text:c="3"/></text:p>
      <text:p text:style-name="P14"><text:span text:style-name="T13">enfermera5</text:span> <text:span text:style-name="T1">INT NOT NULL,</text:span> <text:s text:c="3"/></text:p>
      <text:p text:style-name="P10">fecha_<text:span text:style-name="T13">cirugia</text:span> <text:span text:style-name="T1">DATE NOT NULL,</text:span></text:p>
      <text:p text:style-name="P36">cirugia_especial BOOLEAN,</text:p>
      <text:p text:style-name="P20"><text:span text:style-name="T13">nombre_operacion VARCHAR(50)</text:span> NOT NULL,</text:p>
      <text:p text:style-name="P47"><text:span text:style-name="T25">dpi_</text:span>paciente INT NOT NULL,</text:p>
      <text:p text:style-name="P10">CONSTRAINT PK_ID_<text:span text:style-name="T13">CIRUGIA</text:span> PRIMARY KEY(id_<text:span text:style-name="T13">cirugia</text:span>)</text:p>
      <text:p text:style-name="P10">);</text:p>
      <text:p text:style-name="P26"><text:bookmark-start text:name="__DdeLink__257_585798712"/><text:bookmark-start text:name="__DdeLink__331_1389758571"/></text:p>
      <text:p text:style-name="P20"><text:bookmark-start text:name="__DdeLink__261_585798712"/><text:bookmark-start text:name="__DdeLink__252_585798712"/>CREATE TABLE Pago(</text:p>
      <text:p text:style-name="P22">id_pago INT AUTO_INCREMENT NOT NULL,</text:p>
      <text:p text:style-name="P37">dpi INT NOT NULL,</text:p>
      <text:p text:style-name="P37">fecha DATE NOT NULL,</text:p>
      <text:p text:style-name="P37">monto DECIMAL(9,2) NOT NULL,</text:p>
      <text:p text:style-name="P4">CONSTRAINT PK_ID_<text:span text:style-name="T4">PAGO</text:span> PRIMARY KEY(id_<text:span text:style-name="T4">pago</text:span>)</text:p>
      <text:p text:style-name="P20">);<text:bookmark-end text:name="__DdeLink__261_585798712"/><text:bookmark-end text:name="__DdeLink__252_585798712"/><text:bookmark-end text:name="__DdeLink__331_1389758571"/></text:p>
      <text:p text:style-name="P35"/>
      <text:p text:style-name="P21"><text:bookmark-start text:name="__DdeLink__252_5857987121"/><text:bookmark-start text:name="__DdeLink__261_5857987121"/>CREATE TABLE <text:span text:style-name="T12">Aumento</text:span>(</text:p>
      <text:p text:style-name="P21">id_<text:span text:style-name="T14">aumento</text:span> INT AUTO_INCREMENT NOT NULL,</text:p>
      <text:p text:style-name="P38">dpi INT NOT NULL,</text:p>
      <text:p text:style-name="P13">fecha<text:span text:style-name="T1"> DATE NOT NULL,</text:span></text:p>
      <text:p text:style-name="P21"><text:span text:style-name="T14">aumento</text:span> <text:span text:style-name="T5">DECIMAL(9,2)</text:span> NOT NULL,</text:p>
      <text:p text:style-name="P3">CONSTRAINT PK_ID_<text:span text:style-name="T14">AUMENTO</text:span> PRIMARY KEY(id_<text:span text:style-name="T15">aumento</text:span>)</text:p>
      <text:p text:style-name="P21">);<text:bookmark-end text:name="__DdeLink__261_5857987121"/><text:bookmark-end text:name="__DdeLink__252_5857987121"/></text:p>
      <text:p text:style-name="P35"/>
      <text:p text:style-name="P21"><text:bookmark-start text:name="__DdeLink__252_5857987122"/><text:bookmark-start text:name="__DdeLink__261_5857987122"/>CREATE TABLE <text:span text:style-name="T12">Renuncias_Despedidas</text:span>(</text:p>
      <text:p text:style-name="P39">id_renun_des <text:span text:style-name="T1">INT AUTO_INCREMENT NOT NULL,</text:span></text:p>
      <text:p text:style-name="P39">dpi_empleado INT NOT NULL,</text:p>
      <text:p text:style-name="P40">caso VARCHAR(50) NOT NULL,</text:p>
      <text:p text:style-name="P39">descripcion VARCHAR(100) NOT NULL,</text:p>
      <text:p text:style-name="P13">fecha<text:span text:style-name="T1"> DATE NOT NULL,</text:span></text:p>
      <text:p text:style-name="P3">CONSTRAINT PK_ID_<text:span text:style-name="T16">RENUN_DES</text:span> PRIMARY KEY(id_<text:span text:style-name="T16">renun_des</text:span>),</text:p>
      <text:p text:style-name="P13">CONSTRAINT FK_<text:span text:style-name="T16">DPI</text:span>_<text:span text:style-name="T16">EMPLEADO</text:span> FOREIGN KEY(<text:span text:style-name="T16">dpi_empleado</text:span>)</text:p>
      <text:p text:style-name="P13"><text:soft-page-break/>REFERENCES <text:span text:style-name="T16">Empleado</text:span>(<text:span text:style-name="T16">dpi</text:span>)</text:p>
      <text:p text:style-name="P21">);<text:bookmark-end text:name="__DdeLink__252_5857987122"/><text:bookmark-end text:name="__DdeLink__261_5857987122"/></text:p>
      <text:p text:style-name="P26"><text:bookmark-end text:name="__DdeLink__257_585798712"/></text:p>
      <text:p text:style-name="P21"><text:bookmark-start text:name="__DdeLink__252_5857987123"/><text:bookmark-start text:name="__DdeLink__261_5857987123"/>CREATE TABLE <text:span text:style-name="T12">Inventario</text:span>(</text:p>
      <text:p text:style-name="P13"><text:span text:style-name="T17">nombre_medicamento</text:span> <text:span text:style-name="T19">VARCHAR(100) NOT NULL,</text:span></text:p>
      <text:p text:style-name="P43">cantidad_ingreso INT NOT NULL,</text:p>
      <text:p text:style-name="P41">cantidad_actual INT NOT NULL,</text:p>
      <text:p text:style-name="P41">cantidad_minima INT NOT NULL,</text:p>
      <text:p text:style-name="P41">precio_medicamento DECIMAL(9,2) NOT NULL,</text:p>
      <text:p text:style-name="P13">fecha_<text:span text:style-name="T17">ingreso DATE NOT NULL, </text:span></text:p>
      <text:p text:style-name="P3">CONSTRAINT PK_<text:span text:style-name="T17">NOMBRE_MEDICAMENTO</text:span> PRIMARY KEY(<text:span text:style-name="T17">nombre_medicamento</text:span>)</text:p>
      <text:p text:style-name="P21">);<text:bookmark-end text:name="__DdeLink__261_5857987123"/><text:bookmark-end text:name="__DdeLink__252_5857987123"/></text:p>
      <text:p text:style-name="P35"/>
      <text:p text:style-name="P21"><text:bookmark-start text:name="__DdeLink__261_5857987124"/><text:bookmark-start text:name="__DdeLink__252_5857987124"/>CREATE TABLE <text:span text:style-name="T12">Cierre_Inventario</text:span>(</text:p>
      <text:p text:style-name="P44">numero_cierre <text:span text:style-name="T1">INT AUTO_INCREMENT NOT NULL,</text:span> </text:p>
      <text:p text:style-name="P15"><text:span text:style-name="T17">nombre_medicamento</text:span> <text:span text:style-name="T20">VARCHAR(100) NOT NULL,</text:span></text:p>
      <text:p text:style-name="P42">cantidad_actual INT NOT NULL,</text:p>
      <text:p text:style-name="P15">fecha_<text:span text:style-name="T18">cierre DATE NOT NULL, </text:span></text:p>
      <text:p text:style-name="P5">CONSTRAINT PK_<text:span text:style-name="T20">NUMERO_CIERRE</text:span> PRIMARY KEY(<text:span text:style-name="T20">numero_cierre</text:span>),</text:p>
      <text:p text:style-name="P16">CONSTRAINT FK_<text:span text:style-name="T20">NOMBRE_MEDICAMENTO</text:span> FOREIGN KEY(<text:span text:style-name="T20">nombre_medicamento</text:span>)</text:p>
      <text:p text:style-name="P16">REFERENCES <text:span text:style-name="T20">Inventario</text:span>(<text:span text:style-name="T20">nombre_medicamento</text:span>)</text:p>
      <text:p text:style-name="P21">);<text:bookmark-end text:name="__DdeLink__261_5857987124"/><text:bookmark-end text:name="__DdeLink__252_5857987124"/></text:p>
      <text:p text:style-name="P35"/>
      <text:p text:style-name="P23"><text:bookmark-start text:name="__DdeLink__261_5857987125"/><text:bookmark-start text:name="__DdeLink__252_5857987125"/>CREATE TABLE <text:span text:style-name="T12">Habitaciones</text:span>(</text:p>
      <text:p text:style-name="P23">id_<text:span text:style-name="T20">habitacion</text:span> INT NOT NULL,</text:p>
      <text:p text:style-name="P49">paciente INT NOT NULL,</text:p>
      <text:p text:style-name="P17">fecha_<text:span text:style-name="T20">creacion DATE NOT NULL,</text:span></text:p>
      <text:p text:style-name="P50">estado BOOLEAN NOT NULL,</text:p>
      <text:p text:style-name="P45"><text:span text:style-name="T22">condicion</text:span>_habitacion VARCHAR(100) NOT NULL,</text:p>
      <text:p text:style-name="P24"><text:span text:style-name="T21">precio</text:span> <text:span text:style-name="T5">DECIMAL(9,2)</text:span> NOT NULL,</text:p>
      <text:p text:style-name="P25">costo_<text:span text:style-name="T21">mantenimiento</text:span> DECIMAL(9,2) NOT NULL,</text:p>
      <text:p text:style-name="P6">CONSTRAINT PK_ID_<text:span text:style-name="T23">HABITACION</text:span> PRIMARY KEY(id_<text:span text:style-name="T23">habitacion</text:span>),</text:p>
      <text:p text:style-name="P18">CONSTRAINT FK_<text:span text:style-name="T22">PACIENTE</text:span> FOREIGN KEY(<text:span text:style-name="T22">paciente</text:span>)</text:p>
      <text:p text:style-name="P18">REFERENCES <text:span text:style-name="T22">Ingresar_Paciente</text:span>(<text:span text:style-name="T22">dpi_paciente</text:span>)</text:p>
      <text:p text:style-name="P24">);<text:bookmark-end text:name="__DdeLink__261_5857987125"/><text:bookmark-end text:name="__DdeLink__252_5857987125"/></text:p>
      <text:p text:style-name="P24"/>
      <text:p text:style-name="P48"/>
      <text:p text:style-name="P24"><text:bookmark-start text:name="__DdeLink__252_5857987126"/><text:bookmark-start text:name="__DdeLink__677_406022564"/><text:bookmark-start text:name="__DdeLink__261_5857987126"/>CREATE TABLE <text:span text:style-name="T12">Estadia_Paciente</text:span>(</text:p>
      <text:p text:style-name="P54">paciente_internado INT <text:span text:style-name="T1">AUTO_INCREMENT NOT NULL,</text:span> </text:p>
      <text:p text:style-name="P24"><text:span text:style-name="T24">dpi_paciente</text:span> INT NOT NULL,</text:p>
      <text:p text:style-name="P13"><text:span text:style-name="T24">habitacion</text:span> <text:span text:style-name="T1">INT NOT NULL,</text:span></text:p>
      <text:p text:style-name="P53">doc INT NOT NULL,</text:p>
      <text:p text:style-name="P52">enfermera1 INT NOT NULL,</text:p>
      <text:p text:style-name="P52">enfermera2 INT,</text:p>
      <text:p text:style-name="P52">enfermera3 INT,</text:p>
      <text:p text:style-name="P52">cirugia1 <text:span text:style-name="T26">VARCHAR(100) NOT NULL,</text:span></text:p>
      <text:p text:style-name="P52">cirugia2 <text:span text:style-name="T26">VARCHAR(100),</text:span></text:p>
      <text:p text:style-name="P51">cirugia3 <text:span text:style-name="T26">VARCHAR(100),</text:span></text:p>
      <text:p text:style-name="P51">cirugia4 <text:span text:style-name="T26">VARCHAR(100),</text:span></text:p>
      <text:p text:style-name="P53">medicamento VARCHAR(100) NOT NULL,</text:p>
      <text:p text:style-name="P53">medicamento2 VARCHAR(100),</text:p>
      <text:p text:style-name="P53">medicamento3 VARCHAR(100),</text:p>
      <text:p text:style-name="P53">medicamento4 VARCHAR(100),</text:p>
      <text:p text:style-name="P53">medicamento5 VARCHAR(100),</text:p>
      <text:p text:style-name="P53">medicamento6 VARCHAR(100),</text:p>
      <text:p text:style-name="P53">medicamento7 VARCHAR(100),</text:p>
      <text:p text:style-name="P21"><text:span text:style-name="T26">deuda</text:span> <text:span text:style-name="T5">DECIMAL(9,2)</text:span> NOT NULL,</text:p>
      <text:p text:style-name="P19">fecha_<text:span text:style-name="T26">ingreso DATE NOT NULL,</text:span></text:p>
      <text:p text:style-name="P19">fecha_<text:span text:style-name="T26">salida DATE,</text:span></text:p>
      <text:p text:style-name="P3"><text:soft-page-break/>CONSTRAINT PK_<text:span text:style-name="T26">PACIENTE_INTERNADO</text:span> PRIMARY KEY(<text:span text:style-name="T26">paciente_internado</text:span>)</text:p>
      <text:p text:style-name="P21">);<text:bookmark-end text:name="__DdeLink__252_5857987126"/><text:bookmark-end text:name="__DdeLink__261_5857987126"/><text:bookmark-end text:name="__DdeLink__677_406022564"/></text:p>
      <text:p text:style-name="P4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22:01:53.230873790</meta:creation-date>
    <dc:date>2019-11-19T17:28:33.507394101</dc:date>
    <meta:editing-duration>P3DT14H9M7S</meta:editing-duration>
    <meta:editing-cycles>7</meta:editing-cycles>
    <meta:generator>LibreOffice/6.3.2.2$Linux_X86_64 LibreOffice_project/30$Build-2</meta:generator>
    <meta:document-statistic meta:table-count="0" meta:image-count="0" meta:object-count="0" meta:page-count="4" meta:paragraph-count="161" meta:word-count="551" meta:character-count="4725" meta:non-whitespace-character-count="4303"/>
  </office:meta>
</office:document-meta>
</file>